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ambria" svg:font-family="Cambri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list-style-name="L1">
      <style:paragraph-properties fo:margin-top="0cm" fo:margin-bottom="0cm"/>
    </style:style>
    <style:style style:name="P3" style:family="paragraph" style:parent-style-name="Text_20_body" style:list-style-name="L2">
      <style:paragraph-properties fo:margin-top="0cm" fo:margin-bottom="0cm"/>
    </style:style>
    <style:style style:name="P4" style:family="paragraph" style:parent-style-name="Text_20_body" style:list-style-name="L3">
      <style:paragraph-properties fo:margin-top="0cm" fo:margin-bottom="0cm"/>
    </style:style>
    <style:style style:name="P5" style:family="paragraph" style:parent-style-name="Text_20_body" style:list-style-name="L4">
      <style:paragraph-properties fo:margin-top="0cm" fo:margin-bottom="0cm"/>
    </style:style>
    <style:style style:name="P6" style:family="paragraph" style:parent-style-name="Text_20_body" style:list-style-name="L5">
      <style:paragraph-properties fo:margin-top="0cm" fo:margin-bottom="0cm"/>
    </style:style>
    <style:style style:name="P7" style:family="paragraph" style:parent-style-name="Text_20_body" style:list-style-name="L7">
      <style:paragraph-properties fo:margin-top="0cm" fo:margin-bottom="0cm"/>
    </style:style>
    <style:style style:name="P8" style:family="paragraph" style:parent-style-name="Text_20_body" style:list-style-name="L8">
      <style:paragraph-properties fo:margin-top="0cm" fo:margin-bottom="0cm"/>
    </style:style>
    <style:style style:name="P9" style:family="paragraph" style:parent-style-name="Text_20_body" style:list-style-name="L9">
      <style:paragraph-properties fo:margin-top="0cm" fo:margin-bottom="0cm"/>
    </style:style>
    <style:style style:name="P10" style:family="paragraph" style:parent-style-name="Text_20_body" style:list-style-name="L10">
      <style:paragraph-properties fo:margin-top="0cm" fo:margin-bottom="0cm"/>
    </style:style>
    <style:style style:name="P11" style:family="paragraph" style:parent-style-name="Text_20_body" style:list-style-name="L11">
      <style:paragraph-properties fo:margin-top="0cm" fo:margin-bottom="0cm"/>
    </style:style>
    <style:style style:name="P12" style:family="paragraph" style:parent-style-name="Text_20_body" style:list-style-name="L12">
      <style:paragraph-properties fo:margin-top="0cm" fo:margin-bottom="0cm"/>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paragraph-properties fo:text-align="center"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text-properties fo:language="en" fo:country="GB"/>
    </style:style>
    <style:style style:name="P27" style:family="paragraph" style:parent-style-name="Text_20_body">
      <style:text-properties fo:language="en" fo:country="GB" style:language-asian="en" style:country-asian="GB" style:language-complex="en" style:country-complex="GB"/>
    </style:style>
    <style:style style:name="P28" style:family="paragraph" style:parent-style-name="Text_20_body" style:list-style-name="L14"/>
    <style:style style:name="P29" style:family="paragraph" style:parent-style-name="Text_20_body">
      <style:text-properties style:font-name="Cambria"/>
    </style:style>
    <style:style style:name="P30" style:family="paragraph" style:parent-style-name="Text_20_body">
      <style:paragraph-properties fo:text-align="center" style:justify-single-word="false"/>
      <style:text-properties style:font-name="Cambria"/>
    </style:style>
    <style:style style:name="P31" style:family="paragraph" style:parent-style-name="Text_20_body" style:list-style-name="L3">
      <style:text-properties style:font-name="Cambria"/>
    </style:style>
    <style:style style:name="P32" style:family="paragraph" style:parent-style-name="Text_20_body" style:master-page-name="HTML">
      <style:paragraph-properties style:page-number="auto"/>
      <style:text-properties style:font-name="Cambria" fo:font-size="14pt" fo:font-weight="bold" style:font-size-asian="14pt" style:font-weight-asian="bold" style:font-size-complex="14pt" style:font-weight-complex="bold"/>
    </style:style>
    <style:style style:name="P33" style:family="paragraph" style:parent-style-name="Heading_20_6" style:list-style-name="L1"/>
    <style:style style:name="P34" style:family="paragraph" style:parent-style-name="Heading_20_6" style:list-style-name="L7"/>
    <style:style style:name="P35" style:family="paragraph" style:parent-style-name="Preformatted_20_Text">
      <style:text-properties style:font-name="Cambria"/>
    </style:style>
    <style:style style:name="P36" style:family="paragraph" style:parent-style-name="Preformatted_20_Text">
      <style:paragraph-properties fo:margin-top="0cm" fo:margin-bottom="0.499cm"/>
      <style:text-properties style:font-name="Cambria"/>
    </style:style>
    <style:style style:name="P37" style:family="paragraph" style:parent-style-name="Heading_20_2" style:list-style-name="L7"/>
    <style:style style:name="P38" style:family="paragraph" style:parent-style-name="Heading_20_2">
      <style:text-properties fo:language="en" fo:country="GB" style:language-asian="en" style:country-asian="GB" style:language-complex="en" style:country-complex="GB"/>
    </style:style>
    <style:style style:name="P39" style:family="paragraph" style:parent-style-name="Heading_20_2">
      <style:text-properties style:font-name="Cambria" fo:font-size="16pt" style:font-size-asian="16pt" style:font-size-complex="16pt"/>
    </style:style>
    <style:style style:name="P40" style:family="paragraph" style:parent-style-name="Heading_20_2">
      <style:text-properties style:font-name="Cambria" fo:font-size="14pt" style:font-size-asian="14pt" style:font-size-complex="14pt"/>
    </style:style>
    <style:style style:name="P41" style:family="paragraph" style:parent-style-name="Heading_20_4" style:list-style-name="L1"/>
    <style:style style:name="P42" style:family="paragraph" style:parent-style-name="Heading_20_4" style:list-style-name="L8"/>
    <style:style style:name="P43" style:family="paragraph" style:parent-style-name="Heading_20_5" style:list-style-name="L1"/>
    <style:style style:name="T1" style:family="text">
      <style:text-properties fo:language="en" fo:country="GB"/>
    </style:style>
    <style:style style:name="T2" style:family="text">
      <style:text-properties style:font-name="Cambri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The%20JavaScript%20Call%20Stack%20_%20Treehouse.html"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he JavaScript Call Stack</text:p>
      <text:section text:style-name="Sect1" text:name="featurette-5">
        <text:p text:style-name="Text_20_body"><text:span text:style-name="T2">You've learned that JavaScript is single-threaded; it can run only one task to completion at a time before starting a new task. But you've also seen examples of how certain resource intensive tasks can operate while other tasks run. So now you may be wondering </text:span><text:span text:style-name="Emphasis"><text:span text:style-name="T2">"how is it that JavaScript can do only one thing at a time, when you just showed that it's capable of managing multiple things at once?"</text:span></text:span></text:p>
        <text:p text:style-name="P29">The environment in which JavaScript runs provides useful APIs to help it process more than one task at a time. Now you're going to learn some of the inner details of how JavaScript is executed both synchronously and asynchronously, beginning with execution on the call stack.</text:p>
        <text:p text:style-name="P29">You're not expected to know every detail in order to be successful with the rest of this course. Knowing the basics of the JavaScript call stack, as well as the callback queue and event loop, will help you better understand the flow of your programs. In addition, the course refers back to these concepts at certain points. Happy learning! :)</text:p>
        <text:h text:style-name="P40" text:outline-level="2"><text:bookmark text:name="what-is-the-call-stack-and-why-does-it-matter"/>What is the Call Stack, and Why Does it Matter?</text:h>
        <text:p text:style-name="Text_20_body"><text:span text:style-name="T2">JavaScript runtime (or host) environments like the browser and Node have a built-in interpreter that executes JavaScript code. It's called the JavaScript engine. The engine has a mechanism, called the </text:span><text:span text:style-name="Strong_20_Emphasis"><text:span text:style-name="T2">call stack</text:span></text:span><text:span text:style-name="T2">, for keeping track of the order of function calls and where it is in a program at any given moment.</text:span></text:p>
        <text:p text:style-name="P29">For example, the call stack manages the current function that's being called, as well as any functions that are called from within that function, and other subsequent functions. The call stack itself can process only one function call at a time (it's single-threaded). Consider the following image:</text:p>
        <text:p text:style-name="P30"><draw:frame draw:style-name="fr1" draw:name="graphics3" text:anchor-type="as-char" svg:width="2.782cm" svg:height="3.948cm" draw:z-index="0"><draw:image xlink:href="../../../../../../../The%20JavaScript%20Call%20Stack%20_%20Treehouse_files/687474703a2f2f74726565686f7573652d636f64652d73616d706c65732e73332e616d617a6f6e6177732e636f6d2f6173796e632d6a732d676966732f6a6176617363726970742d63616c6c2d737461636b2e676966" xlink:type="simple" xlink:show="embed" xlink:actuate="onLoad"/></draw:frame> </text:p>
        <text:p text:style-name="Text_20_body"><text:span text:style-name="T2">Anytime a function gets called, it gets </text:span><text:span text:style-name="Strong_20_Emphasis"><text:span text:style-name="T2">pushed</text:span></text:span><text:span text:style-name="T2"> onto the call stack, and any functions called within the original function are pushed higher up onto the call stack. When a function is done executing, it gets </text:span><text:span text:style-name="Strong_20_Emphasis"><text:span text:style-name="T2">popped</text:span></text:span><text:span text:style-name="T2"> off the top of the call stack, and the next function in the stack gets processed.</text:span></text:p>
        <text:p text:style-name="P29">When the call stack finishes executing the last task and there's nothing left to execute, the program finishes, leaving the call stack empty.</text:p>
        <text:p text:style-name="Text_20_body"><text:span text:style-name="T2">Consider the following code where </text:span><text:span text:style-name="Source_20_Text"><text:span text:style-name="T2">func1()</text:span></text:span><text:span text:style-name="T2"> invokes two functions (</text:span><text:span text:style-name="Source_20_Text"><text:span text:style-name="T2">func3</text:span></text:span><text:span text:style-name="T2"> and </text:span><text:span text:style-name="Source_20_Text"><text:span text:style-name="T2">func2</text:span></text:span><text:span text:style-name="T2">) after it logs 'Hi' to the console:</text:span></text:p>
        <text:p text:style-name="P35"><text:bookmark text:name="line-1"/>function func3() {</text:p>
        <text:p text:style-name="P35"><text:bookmark text:name="line-2"/><text:s text:c="2"/>console.log('Students!');</text:p>
        <text:p text:style-name="P35"><text:bookmark text:name="line-3"/>}</text:p>
        <text:p text:style-name="P35"><text:bookmark text:name="line-4"/></text:p>
        <text:p text:style-name="P35"><text:bookmark text:name="line-5"/>function func2() {</text:p>
        <text:p text:style-name="P35"><text:bookmark text:name="line-6"/><text:s text:c="2"/>console.log('Treehouse');</text:p>
        <text:p text:style-name="P35"><text:bookmark text:name="line-7"/>}</text:p>
        <text:p text:style-name="P35"><text:bookmark text:name="line-8"/></text:p>
        <text:p text:style-name="P35"><text:bookmark text:name="line-9"/>function func1() {</text:p>
        <text:p text:style-name="P35"><text:bookmark text:name="line-10"/><text:s text:c="2"/>console.log('Hi');</text:p>
        <text:p text:style-name="P35"><text:bookmark text:name="line-11"/><text:s text:c="2"/>func2();</text:p>
        <text:p text:style-name="P35"><text:bookmark text:name="line-12"/><text:s text:c="2"/>func3();</text:p>
        <text:p text:style-name="P35"><text:bookmark text:name="line-13"/>}</text:p>
        <text:p text:style-name="P35"><text:bookmark text:name="line-14"/><text:soft-page-break/></text:p>
        <text:p text:style-name="P35"><text:bookmark text:name="line-15"/>func1(); <text:s/></text:p>
        <text:p text:style-name="P35"><text:bookmark text:name="line-16"/></text:p>
        <text:p text:style-name="P35"><text:bookmark text:name="line-17"/>// Hi</text:p>
        <text:p text:style-name="P35"><text:bookmark text:name="line-18"/>// Treehouse</text:p>
        <text:p text:style-name="P36"><text:bookmark text:name="line-19"/>// Students!</text:p>
        <text:p text:style-name="P29">The sequence below demonstrates how the above code is executed on the call stack:</text:p>
        <text:p text:style-name="P30"><draw:frame draw:style-name="fr1" draw:name="graphics4" text:anchor-type="as-char" svg:width="3.533cm" svg:height="4.981cm" draw:z-index="1"><draw:image xlink:href="../../../../../../../The%20JavaScript%20Call%20Stack%20_%20Treehouse_files/687474703a2f2f74726565686f7573652d636f64652d73616d706c65732e73332e616d617a6f6e6177732e636f6d2f6173796e632d6a732d676966732f63616c6c737461636b2d64656d6f2d322e676966" xlink:type="simple" xlink:show="embed" xlink:actuate="onLoad"/></draw:frame> </text:p>
        <text:list xml:id="list4015919345372940214" text:style-name="L3">
          <text:list-item>
            <text:p text:style-name="P4"><text:span text:style-name="Source_20_Text"><text:span text:style-name="T2">func1()</text:span></text:span><text:span text:style-name="T2"> is invoked, which logs </text:span><text:span text:style-name="Source_20_Text"><text:span text:style-name="T2">Hi</text:span></text:span><text:span text:style-name="T2"> to the console </text:span></text:p>
          </text:list-item>
          <text:list-item>
            <text:p text:style-name="P4"><text:span text:style-name="Source_20_Text"><text:span text:style-name="T2">func2()</text:span></text:span><text:span text:style-name="T2"> is pushed onto the stack, executes and logs </text:span><text:span text:style-name="Source_20_Text"><text:span text:style-name="T2">Treehouse</text:span></text:span><text:span text:style-name="T2"> to the console </text:span></text:p>
          </text:list-item>
          <text:list-item>
            <text:p text:style-name="P4"><text:span text:style-name="Source_20_Text"><text:span text:style-name="T2">func2()</text:span></text:span><text:span text:style-name="T2"> is done executing, so it's popped off the stack </text:span></text:p>
          </text:list-item>
          <text:list-item>
            <text:p text:style-name="P4"><text:span text:style-name="Source_20_Text"><text:span text:style-name="T2">func3()</text:span></text:span><text:span text:style-name="T2"> is pushed onto the stack, invoked and logs </text:span><text:span text:style-name="Source_20_Text"><text:span text:style-name="T2">Students!</text:span></text:span><text:span text:style-name="T2"> to the console </text:span></text:p>
          </text:list-item>
          <text:list-item>
            <text:p text:style-name="P4"><text:span text:style-name="Source_20_Text"><text:span text:style-name="T2">func3()</text:span></text:span><text:span text:style-name="T2"> is done executing, so it's popped off the stack </text:span></text:p>
          </text:list-item>
          <text:list-item>
            <text:p text:style-name="P4"><text:span text:style-name="T2">At this point </text:span><text:span text:style-name="Source_20_Text"><text:span text:style-name="T2">func1()</text:span></text:span><text:span text:style-name="T2"> is done executing all of its functions, so it's popped off the stack </text:span></text:p>
          </text:list-item>
          <text:list-item>
            <text:p text:style-name="P31">The call stack is empty </text:p>
          </text:list-item>
        </text:list>
        <text:h text:style-name="P39" text:outline-level="2"><text:bookmark text:name="web-apis"/>Web APIs</text:h>
        <text:p text:style-name="Text_20_body"><text:span text:style-name="Strong_20_Emphasis"><text:span text:style-name="T2">The call stack handles asynchronous tasks in a different way than synchronous tasks</text:span></text:span><text:span text:style-name="T2">. Whenever the JavaScript environment encounters code that needs to run and execute at a later time, like a </text:span><text:span text:style-name="Source_20_Text"><text:span text:style-name="T2">setTimeout()</text:span></text:span><text:span text:style-name="T2"> callback or a network request, that code is handed off to a special Web API that processes the async operation. Meanwhile, the call stack moves on to other tasks then revisits the async task when it's ready to be dealt with.</text:span></text:p>
        <text:p text:style-name="Text_20_body"><text:span text:style-name="T2">It's important to note that </text:span><text:span text:style-name="Strong_20_Emphasis"><text:span text:style-name="T2">the asynchronous behavior of JavaScript does not come from the JavaScript engine itself</text:span></text:span><text:span text:style-name="T2">. JavaScript engines like Chrome's V8, for instance, do not have asynchronous capabilities. Asynchronicity actually comes from the runtime environment. Runtime environments </text:span><text:span text:style-name="Emphasis"><text:span text:style-name="T2">(like web browsers and Node)</text:span></text:span><text:span text:style-name="T2"> provide APIs that let JavaScript run tasks asynchronously.</text:span></text:p>
        <text:p text:style-name="Text_20_body"><text:span text:style-name="T2">For example, async development in the browser (which is the focus of this course) happens in a number of places using Web APIs like </text:span><text:span text:style-name="Source_20_Text"><text:span text:style-name="T2">setTimeout()</text:span></text:span><text:span text:style-name="T2">, XMLHttpRequest (XHR), Fetch API, and the DOM event API.</text:span></text:p>
        <text:p text:style-name="P30"><draw:frame draw:style-name="fr1" draw:name="graphics5" text:anchor-type="as-char" svg:width="8.373cm" svg:height="4.838cm" draw:z-index="2"><draw:image xlink:href="../../../../../../../The%20JavaScript%20Call%20Stack%20_%20Treehouse_files/687474703a2f2f74726565686f7573652d636f64652d73616d706c65732e73332e616d617a6f6e6177732e636f6d2f6173796e632d6a732d676966732f63616c6c2d737461636b2d7765622d617069732d322e706e67" xlink:type="simple" xlink:show="embed" xlink:actuate="onLoad"/></draw:frame> </text:p>
        <text:p text:style-name="Text_20_body"><text:span text:style-name="T2">Consider the code below code where </text:span><text:span text:style-name="Source_20_Text"><text:span text:style-name="T2">func1()</text:span></text:span><text:span text:style-name="T2"> runs three tasks: </text:span></text:p>
        <text:list xml:id="list2954585141124171163" text:style-name="L4">
          <text:list-item>
            <text:p text:style-name="P5"><text:soft-page-break/><text:span text:style-name="Source_20_Text"><text:span text:style-name="T2">console.log('Hi')</text:span></text:span><text:span text:style-name="T2"> </text:span></text:p>
          </text:list-item>
          <text:list-item>
            <text:p text:style-name="P5"><text:span text:style-name="Source_20_Text"><text:span text:style-name="T2">setTimeout()</text:span></text:span><text:span text:style-name="T2"> calls </text:span><text:span text:style-name="Source_20_Text"><text:span text:style-name="T2">func2</text:span></text:span><text:span text:style-name="T2"> after </text:span><text:span text:style-name="Source_20_Text"><text:span text:style-name="T2">1000ms</text:span></text:span><text:span text:style-name="T2"> </text:span></text:p>
          </text:list-item>
          <text:list-item>
            <text:p text:style-name="P16"><text:span text:style-name="T2">Invoke </text:span><text:span text:style-name="Source_20_Text"><text:span text:style-name="T2">func3</text:span></text:span><text:span text:style-name="T2"> </text:span></text:p>
          </text:list-item>
        </text:list>
        <text:p text:style-name="P35"><text:bookmark text:name="line-110"/>function func3() {</text:p>
        <text:p text:style-name="P35"><text:bookmark text:name="line-21"/><text:s text:c="2"/>console.log('Students!');</text:p>
        <text:p text:style-name="P35"><text:bookmark text:name="line-31"/>}</text:p>
        <text:p text:style-name="P35"><text:bookmark text:name="line-41"/></text:p>
        <text:p text:style-name="P35"><text:bookmark text:name="line-51"/>function func2() {</text:p>
        <text:p text:style-name="P35"><text:bookmark text:name="line-61"/><text:s text:c="2"/>console.log('Treehouse');</text:p>
        <text:p text:style-name="P35"><text:bookmark text:name="line-71"/>}</text:p>
        <text:p text:style-name="P35"><text:bookmark text:name="line-81"/></text:p>
        <text:p text:style-name="P35"><text:bookmark text:name="line-91"/>function func1() {</text:p>
        <text:p text:style-name="P35"><text:bookmark text:name="line-101"/><text:s text:c="2"/>console.log('Hi');</text:p>
        <text:p text:style-name="P35"><text:bookmark text:name="line-111"/><text:s text:c="2"/>setTimeout(func2, 1000)</text:p>
        <text:p text:style-name="P35"><text:bookmark text:name="line-121"/><text:s text:c="2"/>func3();</text:p>
        <text:p text:style-name="P35"><text:bookmark text:name="line-131"/>}</text:p>
        <text:p text:style-name="P35"><text:bookmark text:name="line-141"/></text:p>
        <text:p text:style-name="P35"><text:bookmark text:name="line-151"/>func1();</text:p>
        <text:p text:style-name="P35"><text:bookmark text:name="line-161"/></text:p>
        <text:p text:style-name="P35"><text:bookmark text:name="line-171"/>// Hi</text:p>
        <text:p text:style-name="P35"><text:bookmark text:name="line-181"/>// Students!</text:p>
        <text:p text:style-name="P36"><text:bookmark text:name="line-191"/>// Treehouse</text:p>
        <text:p text:style-name="P29">This time the results are different. The sequence below demonstrates how the above code is executed on the call stack:</text:p>
        <text:p text:style-name="P15"><text:span text:style-name="T2"><draw:a xlink:type="simple" xlink:href="http://treehouse-code-samples.s3.amazonaws.com/async-js-gifs/call-stack-web-apis.mp4" office:target-frame-name="_blank" xlink:show="new"><draw:frame draw:style-name="fr2" draw:name="graphics6" text:anchor-type="as-char" svg:width="8.701cm" svg:height="5.182cm" draw:z-index="3"><draw:image xlink:href="../../../../../../../The%20JavaScript%20Call%20Stack%20_%20Treehouse_files/687474703a2f2f74726565686f7573652d636f64652d73616d706c65732e73332e616d617a6f6e6177732e636f6d2f6173796e632d6a732d676966732f7765622d617069732d66696e616c2e676966" xlink:type="simple" xlink:show="embed" xlink:actuate="onLoad"/></draw:frame></draw:a></text:span><text:a xlink:type="simple" xlink:href="http://treehouse-code-samples.s3.amazonaws.com/async-js-gifs/call-stack-web-apis.mp4" office:target-frame-name="_blank" xlink:show="new" text:style-name="Internet_20_link" text:visited-style-name="Visited_20_Internet_20_Link"><text:span text:style-name="T2"> </text:span></text:a></text:p>
        <text:p text:style-name="Text_20_body"><text:span text:style-name="T2">In the sequence, notice how the function passed to </text:span><text:span text:style-name="Source_20_Text"><text:span text:style-name="T2">setTimeout</text:span></text:span><text:span text:style-name="T2"> (</text:span><text:span text:style-name="Source_20_Text"><text:span text:style-name="T2">func2</text:span></text:span><text:span text:style-name="T2">) is handed off to a web API immediately after </text:span><text:span text:style-name="Source_20_Text"><text:span text:style-name="T2">setTimeout</text:span></text:span><text:span text:style-name="T2"> is pushed onto the call stack. The web API sets up a 1 second timer of sorts. </text:span><text:span text:style-name="Source_20_Text"><text:span text:style-name="T2">setTimeout</text:span></text:span><text:span text:style-name="T2"> then gets popped off the stack, and the call stack moves on to execute </text:span><text:span text:style-name="Source_20_Text"><text:span text:style-name="T2">func3</text:span></text:span><text:span text:style-name="T2"> and finish executing </text:span><text:span text:style-name="Source_20_Text"><text:span text:style-name="T2">func1</text:span></text:span><text:span text:style-name="T2">. After </text:span><text:span text:style-name="Source_20_Text"><text:span text:style-name="T2">setTimeout</text:span></text:span><text:span text:style-name="T2">'s 1 second delay is up, it appears on the call stack to be executed.</text:span></text:p>
        <text:p text:style-name="Text_20_body"><text:span text:style-name="T2">Where does the async callback go before being pushed onto the call stack? It doesn't immediately go back into the call stack. Instead the callback gets pushed into something called the </text:span><text:span text:style-name="Strong_20_Emphasis"><text:span text:style-name="T2">callback queue</text:span></text:span><text:span text:style-name="T2">. You will learn about the callback queue and the one important job of the </text:span><text:span text:style-name="Strong_20_Emphasis"><text:span text:style-name="T2">event loop</text:span></text:span><text:span text:style-name="T2">, in the next step.</text:span></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swiss"/>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Cambria" svg:font-family="Cambri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 style:font-size-complex="7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DEL" style:family="text"/>
    <style:style style:name="INS" style:family="text"/>
    <style:style style:name="User_20_Entry" style:display-name="User Entry" style:family="text">
      <style:text-properties style:font-name="Courier New" style:font-name-asian="NSimSun" style:font-name-complex="Courier New"/>
    </style:style>
    <style:style style:name="Q" style:family="text"/>
    <style:style style:name="Exampl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351cm" fo:margin-bottom="0.282cm" fo:margin-left="2cm" fo:margin-right="1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stagram</dc:title>
    <dc:description>&lt;h3 style="margin-bottom: 1em;"&gt;What is the Call Stack?&lt;/h3&gt;
&lt;p&gt;JavaScript runtime (or host) environments like the browser and Node have a built-in interpreter that executes JavaScript code. It's called the JavaScript engine. The engine has a mechanism, called the &lt;strong&gt;Call Stack&lt;/strong&gt;, for keeping track of the order of function calls and where it is in a program at any given moment.&lt;/p&gt;

&lt;p&gt;For example, the call stack manages the current function that's being called, as well as any functions that are called from within that function, and other subsequent functions. The call stack itself can process only one function call at a time (it's single-threaded).&lt;/p&gt;

&lt;p&gt;Anytime a function gets called, it gets &lt;strong&gt;pushed&lt;/strong&gt; onto the call stack, and any functions called within the original function are pushed higher up onto the call stack. When a function is done executing, it gets &lt;strong&gt;popped&lt;/strong&gt; off the top of the call stack, and the next function in the stack gets processed.&lt;/p&gt;

&lt;p&gt;When the call stack finishes executing the last task and there's nothing left to execute, the program finishes.&lt;/p&gt;

&lt;h4 style="margin-bottom: 1em;"&gt; Web APIs&lt;/h4&gt;

&lt;p&gt;&lt;strong&gt;Asynchronous tasks get treated different on the call stack compared to synchronous tasks&lt;/strong&gt;. Whenever the JavaScript environment encounters code that needs to run and execute at a later time, like a &lt;code&gt;setTimeout()&lt;/code&gt; callback or a network request, that code is handed off to a special API that processes the async operation. Meanwhile, the call stack moves on to other tasks then revisits the async task when it's ready to be dealt with.&lt;/p&gt;

&lt;p&gt;It's important to note that the asynchronous behavior of JavaScript does not come from the JavaScript engine itself. JavaScript engines like Chrome's V8, for instance, do not have asynchronous capabilities. Asynchronicity actually comes from the runtime environment. Runtime environments (like web browsers and Node) provide APIs that let JavaScript run tasks asynchronously.&lt;/p&gt;

&lt;p&gt;For example, async development in the browser (which is the focus of this course) happens in a number of places using Web APIs like &lt;code&gt;setTimeout()&lt;/code&gt;, &lt;code&gt;setInterval()&lt;/code&gt;&lt;/li&gt;, XMLHttpRequest (XHR), Fetch API, and the DOM event API.&lt;/p&gt;

&lt;h4 style="margin-bottom: 1em;"&gt;The Callback Queue&lt;/h4&gt;

&lt;p&gt;These web APIs are what actually process async operations while keeping the call stack clear of blocking operations. When a web API is done processing its async task, it pushes its associated callback function into something called the &lt;strong&gt;callback queue&lt;/strong&gt;, which is a list (or line) containing all the async task callbacks waiting to be executed.&lt;p&gt;

&lt;p&gt;You can think of the callback queue as a holding area for all the callbacks that are waiting to be put on the call stack and eventually executed. &lt;/p&gt;

&lt;p&gt;Only callbacks for (non-blocking) operations that are scheduled to complete execution at a later time, like &lt;code&gt;setTimeout&lt;/code&gt;, &lt;code&gt;setInterval&lt;/code&gt; and AJAX requests, for example, are added to the callback queue.&lt;/p&gt;

&lt;p&gt;So, where does the event loop come in, and why is it important? You will learn the one important job of the event loop, in the next step.&lt;/p&gt;
</dc:description>
    <dc:date>2022-09-30T10:13:40.98</dc:date>
    <dc:creator>stefan c</dc:creator>
    <meta:generator>OpenOffice/4.1.11$Win32 OpenOffice.org_project/4111m1$Build-9808</meta:generator>
    <meta:document-statistic meta:table-count="0" meta:image-count="4" meta:object-count="0" meta:page-count="3" meta:paragraph-count="63" meta:word-count="861" meta:character-count="5146"/>
    <meta:editing-duration>PT9M44S</meta:editing-duration>
    <meta:editing-cycles>1</meta:editing-cycles>
    <meta:user-defined meta:name="">1447543992198627</meta:user-defined>
    <meta:user-defined meta:name="csrf-param">authenticity_token</meta:user-defined>
    <meta:user-defined meta:name="csrf-token">62wVUO5TdkHLdjtdw9n700S4Un9f/gpYBiUuH6f+3ksST7a0yqo5AEuPocCjoyVhYL7jpp20D3Jg4KQALftblw==</meta:user-defined>
    <meta:user-defined meta:name="google-site-verification">4Ga-viQvIZUFNQXu323xpp_24RDlLooxwlpnXhinjPA</meta:user-defined>
    <meta:user-defined meta:name="image" meta:value-type="string">https://static.teamtreehouse.com/assets/logo-232a207b24bcb8ab1fba7c1d85467f71d7b2d010d427c859987ed641706f45d9.png</meta:user-defined>
    <meta:user-defined meta:name="msvalidate.01" meta:value-type="string">F0716E70B7DD3B8C892B48891CA4B541</meta:user-defined>
    <meta:user-defined meta:name="twitter:card" meta:value-type="string">summary_large_image</meta:user-defined>
    <meta:user-defined meta:name="twitter:description" meta:value-type="string">&lt;h3 style="margin-bottom: 1em;"&gt;What is the Call Stack?&lt;/h3&gt;&lt;p&gt;JavaScript runtime (or host) environments like the browser and Node have a built-in interpreter that executes JavaScript code. It's called the JavaScript engine. The engine has a mechanism, called the &lt;strong&gt;Call Stack&lt;/strong&gt;, for keeping track of the order of function calls and where it is in a program at any given moment.&lt;/p&gt;&lt;p&gt;For example, the call stack manages the current function that's being called, as well as any functions that are called from within that function, and other subsequent functions. The call stack itself can process only one function call at a time (it's single-threaded).&lt;/p&gt;&lt;p&gt;Anytime a function gets called, it gets &lt;strong&gt;pushed&lt;/strong&gt; onto the call stack, and any functions called within the original function are pushed higher up onto the call stack. When a function is done executing, it gets &lt;strong&gt;popped&lt;/strong&gt; off the top of the call stack, and the next function in the stack gets processed.&lt;/p&gt;&lt;p&gt;When the call stack finishes executing the last task and there's nothing left to execute, the program finishes.&lt;/p&gt;&lt;h4 style="margin-bottom: 1em;"&gt; Web APIs&lt;/h4&gt;&lt;p&gt;&lt;strong&gt;Asynchronous tasks get treated different on the call stack compared to synchronous tasks&lt;/strong&gt;. Whenever the JavaScript environment encounters code that needs to run and execute at a later time, like a &lt;code&gt;setTimeout()&lt;/code&gt; callback or a network request, that code is handed off to a special API that processes the async operation. Meanwhile, the call stack moves on to other tasks then revisits the async task when it's ready to be dealt with.&lt;/p&gt;&lt;p&gt;It's important to note that the asynchronous behavior of JavaScript does not come from the JavaScript engine itself. JavaScript engines like Chrome's V8, for instance, do not have asynchronous capabilities. Asynchronicity actually comes from the runtime environment. Runtime environments (like web browsers and Node) provide APIs that let JavaScript run tasks asynchronously.&lt;/p&gt;&lt;p&gt;For example, async development in the browser (which is the focus of this course) happens in a number of places using Web APIs like &lt;code&gt;setTimeout()&lt;/code&gt;, &lt;code&gt;setInterval()&lt;/code&gt;&lt;/li&gt;, XMLHttpRequest (XHR), Fetch API, and the DOM event API.&lt;/p&gt;&lt;h4 style="margin-bottom: 1em;"&gt;The Callback Queue&lt;/h4&gt;&lt;p&gt;These web APIs are what actually process async operations while keeping the call stack clear of blocking operations. When a web API is done processing its async task, it pushes its associated callback function into something called the &lt;strong&gt;callback queue&lt;/strong&gt;, which is a list (or line) containing all the async task callbacks waiting to be executed.&lt;p&gt;&lt;p&gt;You can think of the callback queue as a holding area for all the callbacks that are waiting to be put on the call stack and eventually executed. &lt;/p&gt;&lt;p&gt;Only callbacks for (non-blocking) operations that are scheduled to complete execution at a later time, like &lt;code&gt;setTimeout&lt;/code&gt;, &lt;code&gt;setInterval&lt;/code&gt; and AJAX requests, for example, are added to the callback queue.&lt;/p&gt;&lt;p&gt;So, where does the event loop come in, and why is it important? You will learn the one important job of the event loop, in the next step.&lt;/p&gt;</meta:user-defined>
    <meta:user-defined meta:name="twitter:image" meta:value-type="string">https://static.teamtreehouse.com/assets/marketing/opengraph/logo_twitter-cd0ecb90408499f45a2191805f54362981da5a69ddcfaa6ec93556d64e289036.png</meta:user-defined>
    <meta:user-defined meta:name="twitter:site" meta:value-type="string">@treehouse</meta:user-defined>
    <meta:user-defined meta:name="twitter:title" meta:value-type="string">The JavaScript Call Stack</meta:user-defined>
    <meta:user-defined meta:name="twitter:url" meta:value-type="string">https://teamtreehouse.com/library/asynchronous-programming-with-javascript/the-javascript-call-stack</meta:user-defined>
    <meta:user-defined meta:name="viewport" meta:value-type="string">width=device-width, initial-scale=1.0, minimum-scale=1.0, user-scalable=yes</meta:user-defined>
  </office:meta>
</office:document-meta>
</file>